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</office:automatic-styles>
  <office:body>
    <office:presentation>
      <draw:page draw:name="page1" draw:style-name="dp1" draw:master-page-name="Standard" presentation:presentation-page-layout-name="AL1T0">
        <presentation:notes draw:style-name="dp2">
          <draw:frame presentation:style-name="Standard-notes" draw:layer="layout" svg:width="17.271cm" svg:height="0.937cm" svg:x="2.195cm" svg:y="13.21cm" presentation:class="notes">
            <draw:text-box>
              <text:p/>
            </draw:text-box>
          </draw:frame>
          <draw:page-thumbnail draw:style-name="gr1" draw:layer="layout" svg:width="13.98cm" svg:height="10.476cm" svg:x="3.81cm" svg:y="2.123cm" draw:page-number="1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3.989cm" fo:page-height="17.992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1.59cm" svg:height="2.858cm" svg:x="1.199cm" svg:y="0.72cm" presentation:class="title" presentation:placeholder="true">
        <draw:text-box/>
      </draw:frame>
      <draw:frame presentation:style-name="Standard-outline1" draw:layer="backgroundobjects" svg:width="21.59cm" svg:height="11.515cm" svg:x="1.199cm" svg:y="4.138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6$Linux_x86 LibreOffice_project/360m1$Build-2</meta:generator>
    <meta:creation-date>2013-01-08T13:48:45</meta:creation-date>
    <meta:editing-duration>P0D</meta:editing-duration>
    <meta:editing-cycles>1</meta:editing-cycles>
    <meta:document-statistic meta:object-count="20"/>
  </office:meta>
</office:document-meta>
</file>